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 fo:background-color="#ED7D31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D7D31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ED7D31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ED7D31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5B9BD5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5B9BD5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5B9BD5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ED7D31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number-columns-spanned="10" table:number-rows-spanned="1" table:style-name="ce8">
            <text:p>Threads</text:p>
          </table:table-cell>
          <table:covered-table-cell table:number-columns-repeated="9"/>
          <table:table-cell table:number-columns-repeated="16371"/>
        </table:table-row>
        <table:table-row table:style-name="ro1">
          <table:table-cell/>
          <table:table-cell office:value-type="string" table:number-columns-spanned="2" table:number-rows-spanned="1" table:style-name="ce7">
            <text:p>n</text:p>
          </table:table-cell>
          <table:covered-table-cell/>
          <table:table-cell office:value-type="float" office:value="1" table:number-columns-spanned="2" table:number-rows-spanned="1" table:style-name="ce8">
            <text:p>1</text:p>
          </table:table-cell>
          <table:covered-table-cell/>
          <table:table-cell office:value-type="float" office:value="2" table:number-columns-spanned="2" table:number-rows-spanned="1" table:style-name="ce8">
            <text:p>2</text:p>
          </table:table-cell>
          <table:covered-table-cell/>
          <table:table-cell office:value-type="float" office:value="4" table:number-columns-spanned="2" table:number-rows-spanned="1" table:style-name="ce8">
            <text:p>4</text:p>
          </table:table-cell>
          <table:covered-table-cell/>
          <table:table-cell office:value-type="float" office:value="6" table:number-columns-spanned="2" table:number-rows-spanned="1" table:style-name="ce8">
            <text:p>6</text:p>
          </table:table-cell>
          <table:covered-table-cell/>
          <table:table-cell office:value-type="float" office:value="8" table:number-columns-spanned="2" table:number-rows-spanned="1" table:style-name="ce8">
            <text:p>8</text:p>
          </table:table-cell>
          <table:covered-table-cell/>
          <table:table-cell table:number-columns-repeated="16371"/>
        </table:table-row>
        <table:table-row table:style-name="ro1">
          <table:table-cell/>
          <table:table-cell table:number-columns-spanned="2" table:number-rows-spanned="1" table:style-name="ce12"/>
          <table:covered-table-cell/>
          <table:table-cell office:value-type="string" table:number-columns-spanned="2" table:number-rows-spanned="1" table:style-name="ce2">
            <text:p>Time</text:p>
          </table:table-cell>
          <table:covered-table-cell/>
          <table:table-cell office:value-type="string" table:style-name="ce1">
            <text:p>Time</text:p>
          </table:table-cell>
          <table:table-cell office:value-type="string" table:style-name="ce3">
            <text:p>Speedup</text:p>
          </table:table-cell>
          <table:table-cell office:value-type="string" table:style-name="ce1">
            <text:p>Time</text:p>
          </table:table-cell>
          <table:table-cell office:value-type="string" table:style-name="ce3">
            <text:p>Speedup</text:p>
          </table:table-cell>
          <table:table-cell office:value-type="string" table:style-name="ce1">
            <text:p>Time</text:p>
          </table:table-cell>
          <table:table-cell office:value-type="string" table:style-name="ce3">
            <text:p>Speedup</text:p>
          </table:table-cell>
          <table:table-cell office:value-type="string" table:style-name="ce1">
            <text:p>Time</text:p>
          </table:table-cell>
          <table:table-cell office:value-type="string" table:style-name="ce3">
            <text:p>Speedup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000000" table:number-columns-spanned="2" table:number-rows-spanned="1" table:style-name="ce5">
            <text:p>10000000</text:p>
          </table:table-cell>
          <table:covered-table-cell/>
          <table:table-cell office:value-type="float" office:value="0.49394399999999999" table:number-columns-spanned="2" table:number-rows-spanned="1" table:style-name="ce2">
            <text:p>0,493944</text:p>
          </table:table-cell>
          <table:covered-table-cell/>
          <table:table-cell office:value-type="float" office:value="0.25018699999999999" table:style-name="ce1">
            <text:p>0,250187</text:p>
          </table:table-cell>
          <table:table-cell office:value-type="float" office:value="1.9742992241803132" table:formula="of:=[.D6]/[.F6]" table:style-name="ce1">
            <text:p>1,974299224</text:p>
          </table:table-cell>
          <table:table-cell office:value-type="float" office:value="0.12536900000000001" table:style-name="ce1">
            <text:p>0,125369</text:p>
          </table:table-cell>
          <table:table-cell office:value-type="float" office:value="3.9399213521683984" table:formula="of:=[.D6]/[.H6]" table:style-name="ce1">
            <text:p>3,939921352</text:p>
          </table:table-cell>
          <table:table-cell office:value-type="float" office:value="8.3655999999999994E-2" table:style-name="ce1">
            <text:p>0,083656</text:p>
          </table:table-cell>
          <table:table-cell office:value-type="float" office:value="5.9044659080042079" table:formula="of:=[.D6]/[.J6]" table:style-name="ce1">
            <text:p>5,904465908</text:p>
          </table:table-cell>
          <table:table-cell office:value-type="float" office:value="6.2881999999999993E-2" table:style-name="ce1">
            <text:p>0,062882</text:p>
          </table:table-cell>
          <table:table-cell office:value-type="float" office:value="7.8550936675042147" table:formula="of:=[.D6]/[.L6]" table:style-name="ce1">
            <text:p>7,855093668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0000000" table:number-columns-spanned="2" table:number-rows-spanned="1" table:style-name="ce5">
            <text:p>100000000</text:p>
          </table:table-cell>
          <table:covered-table-cell/>
          <table:table-cell office:value-type="float" office:value="4.9984039999999998" table:number-columns-spanned="2" table:number-rows-spanned="1" table:style-name="ce11">
            <text:p>4,998404</text:p>
          </table:table-cell>
          <table:covered-table-cell/>
          <table:table-cell office:value-type="float" office:value="2.5023819999999999" table:style-name="ce1">
            <text:p>2,502382</text:p>
          </table:table-cell>
          <table:table-cell office:value-type="float" office:value="1.9974584216158844" table:formula="of:=[.D7]/[.F7]" table:style-name="ce1">
            <text:p>1,997458422</text:p>
          </table:table-cell>
          <table:table-cell office:value-type="float" office:value="1.252378" table:style-name="ce1">
            <text:p>1,252378</text:p>
          </table:table-cell>
          <table:table-cell office:value-type="float" office:value="3.9911304733874275" table:formula="of:=[.D7]/[.H7]" table:style-name="ce1">
            <text:p>3,991130473</text:p>
          </table:table-cell>
          <table:table-cell office:value-type="float" office:value="0.83618800000000004" table:style-name="ce1">
            <text:p>0,836188</text:p>
          </table:table-cell>
          <table:table-cell office:value-type="float" office:value="5.9776079063559866" table:formula="of:=[.D7]/[.J7]" table:style-name="ce1">
            <text:p>5,977607906</text:p>
          </table:table-cell>
          <table:table-cell office:value-type="float" office:value="0.63072499999999998" table:style-name="ce1">
            <text:p>0,630725</text:p>
          </table:table-cell>
          <table:table-cell office:value-type="float" office:value="7.9248547306670893" table:formula="of:=[.D7]/[.L7]" table:style-name="ce1">
            <text:p>7,92485473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2">
            <text:p>Linear</text:p>
          </table:table-cell>
          <table:covered-table-cell/>
          <table:table-cell office:value-type="float" office:value="1" table:number-columns-spanned="2" table:number-rows-spanned="1" table:style-name="ce2">
            <text:p>1</text:p>
          </table:table-cell>
          <table:covered-table-cell/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7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16371"/>
        </table:table-row>
        <table:table-row table:style-name="ro1">
          <table:table-cell/>
          <table:table-cell table:number-columns-repeated="2" table:style-name="ce1"/>
          <table:table-cell table:number-columns-repeated="2" table:style-name="ce3"/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5-06-05T18:19:34Z</meta:creation-date>
    <dc:date>2018-04-30T13:32:54Z</dc:date>
  </office:meta>
</office:document-meta>
</file>